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163"/>
    </style:style>
    <style:style style:name="T1" style:family="text">
      <style:text-properties officeooo:rsid="0012feb7"/>
    </style:style>
    <style:style style:name="T2" style:family="text">
      <style:text-properties officeooo:rsid="001461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e --help <text:s text:c="2"/>- <text:span text:style-name="T2">exibe as opções.</text:span></text:p>
      <text:p text:style-name="Standard"/>
      <text:p text:style-name="Standard">service --status-all <text:s/>- <text:span text:style-name="T1">lista todos os serviços que estão rodando na maquina.</text:span></text:p>
      <text:p text:style-name="Standard"/>
      <text:p text:style-name="Standard">service postgresql stop <text:s text:c="2"/>- <text:s/><text:span text:style-name="T2">para o postgre.</text:span></text:p>
      <text:p text:style-name="Standard"/>
      <text:p text:style-name="Standard">service postgresql start – <text:span text:style-name="T2">inicia um servidor postgre</text:span></text:p>
      <text:p text:style-name="Standard"/>
      <text:p text:style-name="Standard">netcat 127.0.0.1 5432 – <text:span text:style-name="T2">verifica se o postgre esta recebendo conexõ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09:39:39.931999994</meta:creation-date>
    <meta:generator>LibreOffice/6.4.7.2$Linux_X86_64 LibreOffice_project/40$Build-2</meta:generator>
    <dc:date>2022-07-12T10:31:53.744167006</dc:date>
    <meta:editing-duration>PT1M34S</meta:editing-duration>
    <meta:editing-cycles>1</meta:editing-cycles>
    <meta:document-statistic meta:table-count="0" meta:image-count="0" meta:object-count="0" meta:page-count="1" meta:paragraph-count="5" meta:word-count="44" meta:character-count="279" meta:non-whitespace-character-count="234"/>
  </office:meta>
</office:document-meta>
</file>